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02d9bf"/>
    </style:style>
    <style:style style:name="P2" style:family="paragraph" style:parent-style-name="Heading_20_2">
      <style:text-properties officeooo:paragraph-rsid="000e1f11" fo:background-color="transparent"/>
    </style:style>
    <style:style style:name="P3" style:family="paragraph" style:parent-style-name="Heading_20_2">
      <style:text-properties officeooo:paragraph-rsid="000e1f11"/>
    </style:style>
    <style:style style:name="P4" style:family="paragraph" style:parent-style-name="Heading_20_2">
      <style:text-properties officeooo:paragraph-rsid="00589622"/>
    </style:style>
    <style:style style:name="P5" style:family="paragraph" style:parent-style-name="Text_20_body">
      <style:paragraph-properties fo:margin-left="0in" fo:margin-right="0.0252in" fo:margin-top="0in" fo:margin-bottom="0in" style:contextual-spacing="false" fo:text-indent="0in" style:auto-text-indent="false"/>
      <style:text-properties officeooo:paragraph-rsid="0002d9bf"/>
    </style:style>
    <style:style style:name="P6" style:family="paragraph" style:parent-style-name="Text_20_body">
      <style:paragraph-properties fo:margin-left="0in" fo:margin-right="0.0252in" fo:margin-top="0in" fo:margin-bottom="0in" style:contextual-spacing="false" fo:text-indent="0in" style:auto-text-indent="false"/>
      <style:text-properties officeooo:paragraph-rsid="0013b31a"/>
    </style:style>
    <style:style style:name="P7" style:family="paragraph" style:parent-style-name="Text_20_body">
      <style:paragraph-properties fo:margin-left="0in" fo:margin-right="0.0252in" fo:margin-top="0in" fo:margin-bottom="0in" style:contextual-spacing="false" fo:text-indent="0in" style:auto-text-indent="false"/>
      <style:text-properties officeooo:rsid="0038eb45" officeooo:paragraph-rsid="003a71b6" fo:background-color="transparent"/>
    </style:style>
    <style:style style:name="P8" style:family="paragraph" style:parent-style-name="Heading_20_3">
      <style:paragraph-properties fo:margin-left="0in" fo:margin-right="0.0252in" fo:text-indent="0in" style:auto-text-indent="false"/>
      <style:text-properties officeooo:paragraph-rsid="002e05c6"/>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Footnote">
      <style:text-properties officeooo:rsid="001cdf95" officeooo:paragraph-rsid="001cdf95"/>
    </style:style>
    <style:style style:name="P12" style:family="paragraph" style:parent-style-name="Text_20_body">
      <style:paragraph-properties fo:margin-top="0in" fo:margin-bottom="0in" style:contextual-spacing="false"/>
      <style:text-properties style:text-line-through-style="none" style:text-line-through-type="none" officeooo:rsid="000e1f11" officeooo:paragraph-rsid="00376ea8"/>
    </style:style>
    <style:style style:name="P13" style:family="paragraph" style:parent-style-name="Text_20_body">
      <style:paragraph-properties fo:margin-top="0in" fo:margin-bottom="0in" style:contextual-spacing="false"/>
      <style:text-properties officeooo:paragraph-rsid="001e0f2a"/>
    </style:style>
    <style:style style:name="P14" style:family="paragraph" style:parent-style-name="Text_20_body">
      <style:paragraph-properties fo:margin-top="0in" fo:margin-bottom="0in" style:contextual-spacing="false"/>
      <style:text-properties officeooo:paragraph-rsid="002e05c6"/>
    </style:style>
    <style:style style:name="P15" style:family="paragraph" style:parent-style-name="Text_20_body">
      <style:paragraph-properties fo:margin-top="0in" fo:margin-bottom="0in" style:contextual-spacing="false"/>
      <style:text-properties officeooo:paragraph-rsid="003c4cd2"/>
    </style:style>
    <style:style style:name="P16" style:family="paragraph" style:parent-style-name="Text_20_body">
      <style:paragraph-properties fo:margin-top="0in" fo:margin-bottom="0in" style:contextual-spacing="false"/>
      <style:text-properties officeooo:paragraph-rsid="004c7a20"/>
    </style:style>
    <style:style style:name="P17" style:family="paragraph" style:parent-style-name="Text_20_body">
      <style:paragraph-properties fo:margin-top="0in" fo:margin-bottom="0in" style:contextual-spacing="false"/>
      <style:text-properties officeooo:paragraph-rsid="0052bf96"/>
    </style:style>
    <style:style style:name="P18" style:family="paragraph" style:parent-style-name="Text_20_body">
      <style:paragraph-properties fo:margin-top="0in" fo:margin-bottom="0in" style:contextual-spacing="false"/>
      <style:text-properties officeooo:paragraph-rsid="0055f8b6"/>
    </style:style>
    <style:style style:name="P19" style:family="paragraph" style:parent-style-name="Text_20_body">
      <style:paragraph-properties fo:margin-top="0in" fo:margin-bottom="0in" style:contextual-spacing="false"/>
      <style:text-properties officeooo:rsid="00654dd5" officeooo:paragraph-rsid="008a5216"/>
    </style:style>
    <style:style style:name="P20" style:family="paragraph" style:parent-style-name="Text_20_body">
      <style:paragraph-properties fo:margin-top="0in" fo:margin-bottom="0in" style:contextual-spacing="false"/>
      <style:text-properties officeooo:paragraph-rsid="006579b3"/>
    </style:style>
    <style:style style:name="P21" style:family="paragraph" style:parent-style-name="Title">
      <style:text-properties officeooo:paragraph-rsid="008f164c"/>
    </style:style>
    <style:style style:name="P22" style:family="paragraph" style:parent-style-name="Heading_20_2">
      <style:paragraph-properties fo:margin-top="0in" fo:margin-bottom="0in" style:contextual-spacing="false"/>
      <style:text-properties style:text-line-through-style="none" style:text-line-through-type="none" officeooo:rsid="000e1f11" officeooo:paragraph-rsid="008cfecf"/>
    </style:style>
    <style:style style:name="P23" style:family="paragraph" style:parent-style-name="Text_20_body">
      <style:paragraph-properties fo:margin-top="0in" fo:margin-bottom="0in" style:contextual-spacing="false"/>
      <style:text-properties style:text-line-through-style="none" style:text-line-through-type="none" officeooo:rsid="000a1c87" officeooo:paragraph-rsid="001c01da"/>
    </style:style>
    <style:style style:name="P24" style:family="paragraph" style:parent-style-name="Text_20_body">
      <style:paragraph-properties fo:margin-top="0in" fo:margin-bottom="0in" style:contextual-spacing="false"/>
      <style:text-properties style:text-line-through-style="none" style:text-line-through-type="none" fo:font-style="normal" fo:font-weight="normal" officeooo:rsid="001afdb3" officeooo:paragraph-rsid="001c01da" fo:background-color="transparent" style:font-style-asian="normal" style:font-weight-asian="normal" style:font-style-complex="normal" style:font-weight-complex="normal"/>
    </style:style>
    <style:style style:name="P25" style:family="paragraph" style:parent-style-name="Text_20_body">
      <style:paragraph-properties fo:margin-top="0in" fo:margin-bottom="0in" style:contextual-spacing="false"/>
      <style:text-properties style:text-line-through-style="none" style:text-line-through-type="none" officeooo:rsid="000e1f11" officeooo:paragraph-rsid="008a5216" fo:background-color="transparent"/>
    </style:style>
    <style:style style:name="P26" style:family="paragraph" style:parent-style-name="Text_20_body" style:list-style-name="L1">
      <style:paragraph-properties fo:margin-top="0in" fo:margin-bottom="0in" style:contextual-spacing="false"/>
      <style:text-properties style:text-line-through-style="none" style:text-line-through-type="none" officeooo:rsid="000e1f11" officeooo:paragraph-rsid="008cfecf"/>
    </style:style>
    <style:style style:name="P27" style:family="paragraph" style:parent-style-name="Text_20_body">
      <style:paragraph-properties fo:margin-top="0in" fo:margin-bottom="0in" style:contextual-spacing="false"/>
      <style:text-properties officeooo:paragraph-rsid="002e05c6" fo:background-color="transparent"/>
    </style:style>
    <style:style style:name="P28" style:family="paragraph" style:parent-style-name="Text_20_body">
      <style:paragraph-properties fo:margin-top="0in" fo:margin-bottom="0in" style:contextual-spacing="false"/>
      <style:text-properties officeooo:rsid="005a5d97" officeooo:paragraph-rsid="005a3d6e" fo:background-color="transparent"/>
    </style:style>
    <style:style style:name="P29" style:family="paragraph" style:parent-style-name="Text_20_body" style:list-style-name="L1">
      <style:paragraph-properties fo:margin-top="0in" fo:margin-bottom="0in" style:contextual-spacing="false"/>
      <style:text-properties officeooo:paragraph-rsid="008cfecf"/>
    </style:style>
    <style:style style:name="P30" style:family="paragraph" style:parent-style-name="Text_20_body">
      <style:paragraph-properties fo:margin-top="0in" fo:margin-bottom="0in" style:contextual-spacing="false"/>
      <style:text-properties officeooo:paragraph-rsid="0094e4b6"/>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53422f" style:font-style-asian="italic" style:font-style-complex="italic"/>
    </style:style>
    <style:style style:name="T4" style:family="text">
      <style:text-properties fo:font-style="italic" officeooo:rsid="0077be17" style:font-style-asian="italic" style:font-style-complex="italic"/>
    </style:style>
    <style:style style:name="T5" style:family="text">
      <style:text-properties fo:font-style="italic" officeooo:rsid="00793f72" style:font-style-asian="italic" style:font-style-complex="italic"/>
    </style:style>
    <style:style style:name="T6" style:family="text">
      <style:text-properties fo:font-style="italic" officeooo:rsid="002e05c6" fo:background-color="transparent" loext:char-shading-value="0"/>
    </style:style>
    <style:style style:name="T7" style:family="text">
      <style:text-properties fo:font-style="italic" fo:background-color="transparent" loext:char-shading-value="0" style:font-style-asian="italic" style:font-style-complex="italic"/>
    </style:style>
    <style:style style:name="T8" style:family="text">
      <style:text-properties fo:font-style="italic" officeooo:rsid="002e05c6" fo:background-color="transparent" loext:char-shading-value="0" style:font-style-asian="italic" style:font-style-complex="italic"/>
    </style:style>
    <style:style style:name="T9" style:family="text">
      <style:text-properties fo:font-style="italic" officeooo:rsid="002e05c6"/>
    </style:style>
    <style:style style:name="T10" style:family="text">
      <style:text-properties fo:font-style="italic" officeooo:rsid="006e8320"/>
    </style:style>
    <style:style style:name="T11" style:family="text">
      <style:text-properties officeooo:rsid="0002d9bf"/>
    </style:style>
    <style:style style:name="T12" style:family="text">
      <style:text-properties style:text-line-through-style="none" style:text-line-through-type="none"/>
    </style:style>
    <style:style style:name="T13" style:family="text">
      <style:text-properties style:text-line-through-style="none" style:text-line-through-type="none" officeooo:rsid="0002fa90"/>
    </style:style>
    <style:style style:name="T14" style:family="text">
      <style:text-properties style:text-line-through-style="none" style:text-line-through-type="none" fo:font-style="italic" officeooo:rsid="0002fa90"/>
    </style:style>
    <style:style style:name="T15" style:family="text">
      <style:text-properties style:text-line-through-style="none" style:text-line-through-type="none" fo:font-style="italic" officeooo:rsid="000a1c87"/>
    </style:style>
    <style:style style:name="T16" style:family="text">
      <style:text-properties style:text-line-through-style="none" style:text-line-through-type="none" fo:font-style="italic" officeooo:rsid="0002fa90" style:font-style-asian="italic" style:font-style-complex="italic"/>
    </style:style>
    <style:style style:name="T17" style:family="text">
      <style:text-properties style:text-line-through-style="none" style:text-line-through-type="none" fo:font-style="italic" officeooo:rsid="00355bd0" style:font-style-asian="italic" style:font-style-complex="italic"/>
    </style:style>
    <style:style style:name="T18" style:family="text">
      <style:text-properties style:text-line-through-style="none" style:text-line-through-type="none" fo:font-style="italic" officeooo:rsid="0002fa90" fo:background-color="transparent" loext:char-shading-value="0"/>
    </style:style>
    <style:style style:name="T19" style:family="text">
      <style:text-properties style:text-line-through-style="none" style:text-line-through-type="none" fo:font-style="italic" officeooo:rsid="000e1f11"/>
    </style:style>
    <style:style style:name="T20" style:family="text">
      <style:text-properties style:text-line-through-style="none" style:text-line-through-type="none" fo:font-style="normal" fo:font-weight="normal" officeooo:rsid="000711ed" fo:background-color="transparent" loext:char-shading-value="0" style:font-style-asian="normal" style:font-weight-asian="normal" style:font-style-complex="normal" style:font-weight-complex="normal"/>
    </style:style>
    <style:style style:name="T21" style:family="text">
      <style:text-properties style:text-line-through-style="none" style:text-line-through-type="none" fo:font-style="normal" fo:font-weight="normal" officeooo:rsid="0002fa90" fo:background-color="transparent" loext:char-shading-value="0" style:font-style-asian="normal" style:font-weight-asian="normal" style:font-style-complex="normal" style:font-weight-complex="normal"/>
    </style:style>
    <style:style style:name="T22" style:family="text">
      <style:text-properties style:text-line-through-style="none" style:text-line-through-type="none" fo:font-style="normal" fo:font-weight="normal" officeooo:rsid="00067eda" fo:background-color="transparent" loext:char-shading-value="0" style:font-style-asian="normal" style:font-weight-asian="normal" style:font-style-complex="normal" style:font-weight-complex="normal"/>
    </style:style>
    <style:style style:name="T23" style:family="text">
      <style:text-properties style:text-line-through-style="none" style:text-line-through-type="none" fo:font-style="normal" fo:font-weight="normal" officeooo:rsid="001afdb3" fo:background-color="transparent" loext:char-shading-value="0" style:font-style-asian="normal" style:font-weight-asian="normal" style:font-style-complex="normal" style:font-weight-complex="normal"/>
    </style:style>
    <style:style style:name="T24" style:family="text">
      <style:text-properties style:text-line-through-style="none" style:text-line-through-type="none" fo:font-style="normal" fo:font-weight="normal" officeooo:rsid="001c01da" fo:background-color="transparent" loext:char-shading-value="0" style:font-style-asian="normal" style:font-weight-asian="normal" style:font-style-complex="normal" style:font-weight-complex="normal"/>
    </style:style>
    <style:style style:name="T25" style:family="text">
      <style:text-properties style:text-line-through-style="none" style:text-line-through-type="none" fo:font-style="normal" fo:font-weight="normal" officeooo:rsid="001755c4" fo:background-color="transparent" loext:char-shading-value="0" style:font-style-asian="normal" style:font-weight-asian="normal" style:font-style-complex="normal" style:font-weight-complex="normal"/>
    </style:style>
    <style:style style:name="T26" style:family="text">
      <style:text-properties style:text-line-through-style="none" style:text-line-through-type="none" fo:font-style="normal" fo:font-weight="normal" officeooo:rsid="001e0f2a" fo:background-color="transparent" loext:char-shading-value="0" style:font-style-asian="normal" style:font-weight-asian="normal" style:font-style-complex="normal" style:font-weight-complex="normal"/>
    </style:style>
    <style:style style:name="T27" style:family="text">
      <style:text-properties style:text-line-through-style="none" style:text-line-through-type="none" fo:font-style="normal" fo:font-weight="normal" officeooo:rsid="001e69f0" fo:background-color="transparent" loext:char-shading-value="0" style:font-style-asian="normal" style:font-weight-asian="normal" style:font-style-complex="normal" style:font-weight-complex="normal"/>
    </style:style>
    <style:style style:name="T28" style:family="text">
      <style:text-properties style:text-line-through-style="none" style:text-line-through-type="none" fo:font-style="normal" fo:font-weight="normal" officeooo:rsid="0044e51c" fo:background-color="transparent" loext:char-shading-value="0" style:font-style-asian="normal" style:font-weight-asian="normal" style:font-style-complex="normal" style:font-weight-complex="normal"/>
    </style:style>
    <style:style style:name="T29" style:family="text">
      <style:text-properties style:text-line-through-style="none" style:text-line-through-type="none" fo:font-style="normal" fo:font-weight="normal" officeooo:rsid="003c4cd2" fo:background-color="transparent" loext:char-shading-value="0" style:font-style-asian="normal" style:font-weight-asian="normal" style:font-style-complex="normal" style:font-weight-complex="normal"/>
    </style:style>
    <style:style style:name="T30" style:family="text">
      <style:text-properties style:text-line-through-style="none" style:text-line-through-type="none" fo:font-style="normal" fo:font-weight="normal" officeooo:rsid="005b01e7" fo:background-color="transparent" loext:char-shading-value="0" style:font-style-asian="normal" style:font-weight-asian="normal" style:font-style-complex="normal" style:font-weight-complex="normal"/>
    </style:style>
    <style:style style:name="T31" style:family="text">
      <style:text-properties style:text-line-through-style="none" style:text-line-through-type="none" officeooo:rsid="00067eda"/>
    </style:style>
    <style:style style:name="T32" style:family="text">
      <style:text-properties style:text-line-through-style="none" style:text-line-through-type="none" officeooo:rsid="0004de81"/>
    </style:style>
    <style:style style:name="T33" style:family="text">
      <style:text-properties style:text-line-through-style="none" style:text-line-through-type="none" officeooo:rsid="000711ed"/>
    </style:style>
    <style:style style:name="T34" style:family="text">
      <style:text-properties style:text-line-through-style="none" style:text-line-through-type="none" officeooo:rsid="0008f111"/>
    </style:style>
    <style:style style:name="T35" style:family="text">
      <style:text-properties style:text-line-through-style="none" style:text-line-through-type="none" officeooo:rsid="000a1c87"/>
    </style:style>
    <style:style style:name="T36" style:family="text">
      <style:text-properties style:text-line-through-style="none" style:text-line-through-type="none" officeooo:rsid="000e4604"/>
    </style:style>
    <style:style style:name="T37" style:family="text">
      <style:text-properties style:text-line-through-style="none" style:text-line-through-type="none" officeooo:rsid="00166f20"/>
    </style:style>
    <style:style style:name="T38" style:family="text">
      <style:text-properties style:text-line-through-style="none" style:text-line-through-type="none" officeooo:rsid="0002fa90" fo:background-color="transparent" loext:char-shading-value="0"/>
    </style:style>
    <style:style style:name="T39" style:family="text">
      <style:text-properties style:text-line-through-style="none" style:text-line-through-type="none" officeooo:rsid="000e4604" fo:background-color="transparent" loext:char-shading-value="0"/>
    </style:style>
    <style:style style:name="T40" style:family="text">
      <style:text-properties style:text-line-through-style="none" style:text-line-through-type="none" officeooo:rsid="00166f20" fo:background-color="transparent" loext:char-shading-value="0"/>
    </style:style>
    <style:style style:name="T41" style:family="text">
      <style:text-properties style:text-line-through-style="none" style:text-line-through-type="none" officeooo:rsid="000e1f11" fo:background-color="transparent" loext:char-shading-value="0"/>
    </style:style>
    <style:style style:name="T42" style:family="text">
      <style:text-properties style:text-line-through-style="none" style:text-line-through-type="none" officeooo:rsid="0041af5f" fo:background-color="transparent" loext:char-shading-value="0"/>
    </style:style>
    <style:style style:name="T43" style:family="text">
      <style:text-properties style:text-line-through-style="none" style:text-line-through-type="none" officeooo:rsid="0050a78b" fo:background-color="transparent" loext:char-shading-value="0"/>
    </style:style>
    <style:style style:name="T44" style:family="text">
      <style:text-properties style:text-line-through-style="none" style:text-line-through-type="none" officeooo:rsid="00355bd0" fo:background-color="transparent" loext:char-shading-value="0"/>
    </style:style>
    <style:style style:name="T45" style:family="text">
      <style:text-properties style:text-line-through-style="none" style:text-line-through-type="none" officeooo:rsid="0052bf96" fo:background-color="transparent" loext:char-shading-value="0"/>
    </style:style>
    <style:style style:name="T46" style:family="text">
      <style:text-properties style:text-line-through-style="none" style:text-line-through-type="none" officeooo:rsid="001755c4"/>
    </style:style>
    <style:style style:name="T47" style:family="text">
      <style:text-properties style:text-line-through-style="none" style:text-line-through-type="none" officeooo:rsid="00193501"/>
    </style:style>
    <style:style style:name="T48" style:family="text">
      <style:text-properties style:text-line-through-style="none" style:text-line-through-type="none" officeooo:rsid="001a351e"/>
    </style:style>
    <style:style style:name="T49" style:family="text">
      <style:text-properties style:text-line-through-style="none" style:text-line-through-type="none" officeooo:rsid="001afdb3"/>
    </style:style>
    <style:style style:name="T50" style:family="text">
      <style:text-properties style:text-line-through-style="none" style:text-line-through-type="none" officeooo:rsid="001c01da"/>
    </style:style>
    <style:style style:name="T51" style:family="text">
      <style:text-properties style:text-line-through-style="none" style:text-line-through-type="none" officeooo:rsid="001e0f2a"/>
    </style:style>
    <style:style style:name="T52" style:family="text">
      <style:text-properties style:text-line-through-style="none" style:text-line-through-type="none" officeooo:rsid="0033a52d"/>
    </style:style>
    <style:style style:name="T53" style:family="text">
      <style:text-properties style:text-line-through-style="none" style:text-line-through-type="none" officeooo:rsid="00355bd0"/>
    </style:style>
    <style:style style:name="T54" style:family="text">
      <style:text-properties style:text-line-through-style="none" style:text-line-through-type="none" officeooo:rsid="0031d5c1"/>
    </style:style>
    <style:style style:name="T55" style:family="text">
      <style:text-properties style:text-line-through-style="none" style:text-line-through-type="none" officeooo:rsid="000e1f11"/>
    </style:style>
    <style:style style:name="T56" style:family="text">
      <style:text-properties style:text-line-through-style="none" style:text-line-through-type="none" fo:font-weight="normal" officeooo:rsid="0002fa90" fo:background-color="transparent" loext:char-shading-value="0" style:font-weight-asian="normal" style:font-weight-complex="normal"/>
    </style:style>
    <style:style style:name="T57" style:family="text">
      <style:text-properties style:text-line-through-style="none" style:text-line-through-type="none" fo:font-weight="normal" officeooo:rsid="003c4cd2" fo:background-color="transparent" loext:char-shading-value="0" style:font-weight-asian="normal" style:font-weight-complex="normal"/>
    </style:style>
    <style:style style:name="T58" style:family="text">
      <style:text-properties style:text-line-through-style="none" style:text-line-through-type="none" fo:font-weight="normal" officeooo:rsid="000a1c87" fo:background-color="transparent" loext:char-shading-value="0" style:font-weight-asian="normal" style:font-weight-complex="normal"/>
    </style:style>
    <style:style style:name="T59" style:family="text">
      <style:text-properties style:text-line-through-style="none" style:text-line-through-type="none" officeooo:rsid="003e1a7c"/>
    </style:style>
    <style:style style:name="T60" style:family="text">
      <style:text-properties style:text-line-through-style="none" style:text-line-through-type="none" officeooo:rsid="00450587"/>
    </style:style>
    <style:style style:name="T61" style:family="text">
      <style:text-properties style:text-line-through-style="none" style:text-line-through-type="none" officeooo:rsid="0052bf96"/>
    </style:style>
    <style:style style:name="T62" style:family="text">
      <style:text-properties style:text-line-through-style="none" style:text-line-through-type="none" officeooo:rsid="005df20a"/>
    </style:style>
    <style:style style:name="T63" style:family="text">
      <style:text-properties style:text-line-through-style="none" style:text-line-through-type="none" officeooo:rsid="007db168"/>
    </style:style>
    <style:style style:name="T64" style:family="text">
      <style:text-properties style:text-line-through-style="none" style:text-line-through-type="none" officeooo:rsid="007fdd78"/>
    </style:style>
    <style:style style:name="T65" style:family="text">
      <style:text-properties style:text-line-through-style="none" style:text-line-through-type="none" officeooo:rsid="0094e4b6"/>
    </style:style>
    <style:style style:name="T66" style:family="text">
      <style:text-properties style:text-line-through-style="none" style:text-line-through-type="none" officeooo:rsid="0082e683"/>
    </style:style>
    <style:style style:name="T67" style:family="text">
      <style:text-properties style:text-line-through-style="none" style:text-line-through-type="none" officeooo:rsid="0084aced"/>
    </style:style>
    <style:style style:name="T68" style:family="text">
      <style:text-properties fo:font-style="normal" style:font-style-asian="normal" style:font-style-complex="normal"/>
    </style:style>
    <style:style style:name="T69" style:family="text">
      <style:text-properties fo:font-style="normal" officeooo:rsid="001755c4" style:font-style-asian="normal" style:font-style-complex="normal"/>
    </style:style>
    <style:style style:name="T70" style:family="text">
      <style:text-properties fo:font-style="normal" officeooo:rsid="001c01da" style:font-style-asian="normal" style:font-style-complex="normal"/>
    </style:style>
    <style:style style:name="T71" style:family="text">
      <style:text-properties fo:font-style="normal" officeooo:rsid="0077be17" style:font-style-asian="normal" style:font-style-complex="normal"/>
    </style:style>
    <style:style style:name="T72" style:family="text">
      <style:text-properties officeooo:rsid="000e1f11"/>
    </style:style>
    <style:style style:name="T73" style:family="text">
      <style:text-properties officeooo:rsid="0013b31a"/>
    </style:style>
    <style:style style:name="T74" style:family="text">
      <style:text-properties fo:font-weight="normal" officeooo:rsid="002e05c6"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fo:font-weight="normal" officeooo:rsid="003c4cd2" fo:background-color="transparent" loext:char-shading-value="0" style:font-weight-asian="normal" style:font-weight-complex="normal"/>
    </style:style>
    <style:style style:name="T77" style:family="text">
      <style:text-properties officeooo:rsid="00143323"/>
    </style:style>
    <style:style style:name="T78" style:family="text">
      <style:text-properties officeooo:rsid="001507ac"/>
    </style:style>
    <style:style style:name="T79" style:family="text">
      <style:text-properties officeooo:rsid="001556bb"/>
    </style:style>
    <style:style style:name="T80" style:family="text">
      <style:text-properties officeooo:rsid="00166f20"/>
    </style:style>
    <style:style style:name="T81" style:family="text">
      <style:text-properties fo:background-color="transparent" loext:char-shading-value="0"/>
    </style:style>
    <style:style style:name="T82" style:family="text">
      <style:text-properties officeooo:rsid="000e1f11" fo:background-color="transparent" loext:char-shading-value="0"/>
    </style:style>
    <style:style style:name="T83" style:family="text">
      <style:text-properties officeooo:rsid="0020b6dc" fo:background-color="transparent" loext:char-shading-value="0"/>
    </style:style>
    <style:style style:name="T84" style:family="text">
      <style:text-properties officeooo:rsid="0038eb45" fo:background-color="transparent" loext:char-shading-value="0"/>
    </style:style>
    <style:style style:name="T85" style:family="text">
      <style:text-properties officeooo:rsid="002e9c75" fo:background-color="transparent" loext:char-shading-value="0"/>
    </style:style>
    <style:style style:name="T86" style:family="text">
      <style:text-properties officeooo:rsid="00143323" fo:background-color="transparent" loext:char-shading-value="0"/>
    </style:style>
    <style:style style:name="T87" style:family="text">
      <style:text-properties officeooo:rsid="003fc4fb" fo:background-color="transparent" loext:char-shading-value="0"/>
    </style:style>
    <style:style style:name="T88" style:family="text">
      <style:text-properties officeooo:rsid="002e05c6" fo:background-color="transparent" loext:char-shading-value="0"/>
    </style:style>
    <style:style style:name="T89" style:family="text">
      <style:text-properties officeooo:rsid="005a5d97" fo:background-color="transparent" loext:char-shading-value="0"/>
    </style:style>
    <style:style style:name="T90" style:family="text">
      <style:text-properties officeooo:rsid="001507ac" fo:background-color="transparent" loext:char-shading-value="0"/>
    </style:style>
    <style:style style:name="T91" style:family="text">
      <style:text-properties officeooo:rsid="003a6d29" fo:background-color="transparent" loext:char-shading-value="0"/>
    </style:style>
    <style:style style:name="T92" style:family="text">
      <style:text-properties officeooo:rsid="005df20a" fo:background-color="transparent" loext:char-shading-value="0"/>
    </style:style>
    <style:style style:name="T93" style:family="text">
      <style:text-properties officeooo:rsid="005f89ba" fo:background-color="transparent" loext:char-shading-value="0"/>
    </style:style>
    <style:style style:name="T94" style:family="text">
      <style:text-properties officeooo:rsid="005e3e9b" fo:background-color="transparent" loext:char-shading-value="0"/>
    </style:style>
    <style:style style:name="T95" style:family="text">
      <style:text-properties officeooo:rsid="005f8ef1" fo:background-color="transparent" loext:char-shading-value="0"/>
    </style:style>
    <style:style style:name="T96" style:family="text">
      <style:text-properties officeooo:rsid="0062dc2d" fo:background-color="transparent" loext:char-shading-value="0"/>
    </style:style>
    <style:style style:name="T97" style:family="text">
      <style:text-properties officeooo:rsid="00648087" fo:background-color="transparent" loext:char-shading-value="0"/>
    </style:style>
    <style:style style:name="T98" style:family="text">
      <style:text-properties officeooo:rsid="0077be17" fo:background-color="transparent" loext:char-shading-value="0"/>
    </style:style>
    <style:style style:name="T99" style:family="text">
      <style:text-properties officeooo:rsid="008793d0" fo:background-color="transparent" loext:char-shading-value="0"/>
    </style:style>
    <style:style style:name="T100" style:family="text">
      <style:text-properties officeooo:rsid="0087aca0" fo:background-color="transparent" loext:char-shading-value="0"/>
    </style:style>
    <style:style style:name="T101" style:family="text">
      <style:text-properties officeooo:rsid="00897e7a" fo:background-color="transparent" loext:char-shading-value="0"/>
    </style:style>
    <style:style style:name="T102" style:family="text">
      <style:text-properties officeooo:rsid="008a4320" fo:background-color="transparent" loext:char-shading-value="0"/>
    </style:style>
    <style:style style:name="T103" style:family="text">
      <style:text-properties officeooo:rsid="008a5216" fo:background-color="transparent" loext:char-shading-value="0"/>
    </style:style>
    <style:style style:name="T104" style:family="text">
      <style:text-properties officeooo:rsid="001755c4"/>
    </style:style>
    <style:style style:name="T105" style:family="text">
      <style:text-properties officeooo:rsid="002e05c6"/>
    </style:style>
    <style:style style:name="T106" style:family="text">
      <style:text-properties officeooo:rsid="002e9c75"/>
    </style:style>
    <style:style style:name="T107" style:family="text">
      <style:text-properties officeooo:rsid="0030169f"/>
    </style:style>
    <style:style style:name="T108" style:family="text">
      <style:text-properties officeooo:rsid="0033a52d"/>
    </style:style>
    <style:style style:name="T109" style:family="text">
      <style:text-properties officeooo:rsid="0038eb45"/>
    </style:style>
    <style:style style:name="T110" style:family="text">
      <style:text-properties officeooo:rsid="003a6d29"/>
    </style:style>
    <style:style style:name="T111" style:family="text">
      <style:text-properties loext:padding="0in" loext:border="none"/>
    </style:style>
    <style:style style:name="T112" style:family="text">
      <style:text-properties officeooo:rsid="003e1a7c"/>
    </style:style>
    <style:style style:name="T113" style:family="text">
      <style:text-properties officeooo:rsid="003fc4fb"/>
    </style:style>
    <style:style style:name="T114" style:family="text">
      <style:text-properties officeooo:rsid="0041af5f"/>
    </style:style>
    <style:style style:name="T115" style:family="text">
      <style:text-properties officeooo:rsid="004a7906"/>
    </style:style>
    <style:style style:name="T116" style:family="text">
      <style:text-properties officeooo:rsid="004c7a20"/>
    </style:style>
    <style:style style:name="T117" style:family="text">
      <style:text-properties officeooo:rsid="004ce5a7"/>
    </style:style>
    <style:style style:name="T118" style:family="text">
      <style:text-properties officeooo:rsid="00527f48"/>
    </style:style>
    <style:style style:name="T119" style:family="text">
      <style:text-properties officeooo:rsid="00589622"/>
    </style:style>
    <style:style style:name="T120" style:family="text">
      <style:text-properties officeooo:rsid="005a3d6e"/>
    </style:style>
    <style:style style:name="T121" style:family="text">
      <style:text-properties officeooo:rsid="005b01e7"/>
    </style:style>
    <style:style style:name="T122" style:family="text">
      <style:text-properties officeooo:rsid="005df20a"/>
    </style:style>
    <style:style style:name="T123" style:family="text">
      <style:text-properties officeooo:rsid="00648087"/>
    </style:style>
    <style:style style:name="T124" style:family="text">
      <style:text-properties officeooo:rsid="006b979a"/>
    </style:style>
    <style:style style:name="T125" style:family="text">
      <style:text-properties officeooo:rsid="006fd5e2"/>
    </style:style>
    <style:style style:name="T126" style:family="text">
      <style:text-properties officeooo:rsid="00703af9"/>
    </style:style>
    <style:style style:name="T127" style:family="text">
      <style:text-properties officeooo:rsid="007a4651"/>
    </style:style>
    <style:style style:name="T128" style:family="text">
      <style:text-properties officeooo:rsid="007a76bb"/>
    </style:style>
    <style:style style:name="T129" style:family="text">
      <style:text-properties officeooo:rsid="0082e683"/>
    </style:style>
    <style:style style:name="T130" style:family="text">
      <style:text-properties officeooo:rsid="0084aced"/>
    </style:style>
    <style:style style:name="T131" style:family="text">
      <style:text-properties officeooo:rsid="00862bd5"/>
    </style:style>
    <style:style style:name="T132" style:family="text">
      <style:text-properties officeooo:rsid="00872263"/>
    </style:style>
    <style:style style:name="T133" style:family="text">
      <style:text-properties officeooo:rsid="008793d0"/>
    </style:style>
    <style:style style:name="T134" style:family="text">
      <style:text-properties fo:font-variant="normal" fo:text-transform="none" fo:color="#202124" loext:opacity="100%" fo:letter-spacing="normal"/>
    </style:style>
    <style:style style:name="T135" style:family="text">
      <style:text-properties fo:font-variant="normal" fo:text-transform="none" fo:color="#202124" loext:opacity="100%" fo:letter-spacing="normal" fo:background-color="transparent" loext:char-shading-value="0"/>
    </style:style>
    <style:style style:name="T136" style:family="text">
      <style:text-properties fo:font-variant="normal" fo:text-transform="none" fo:color="#202124" loext:opacity="100%" style:text-line-through-style="none" style:text-line-through-type="none" fo:letter-spacing="normal" officeooo:rsid="0094e4b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1">*Page numbers refer to the Macquarrie translation unless otherwise specified.</text:span> </text:p>
      <text:p text:style-name="P21">Phenomenology of Truth</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121_1106931678" text:style-name="Index_20_Link" text:visited-style-name="Index_20_Link">1. The traditional conception of Truth<text:tab/>1</text:a></text:p>
          <text:p text:style-name="P9"><text:a xlink:type="simple" xlink:href="#__RefHeading___Toc1123_1106931678" text:style-name="Index_20_Link" text:visited-style-name="Index_20_Link">2. Phenomenon of Truth – Truth as Uncovering and Uncoveredness<text:tab/>2</text:a></text:p>
          <text:p text:style-name="P9"><text:a xlink:type="simple" xlink:href="#__RefHeading___Toc1125_1106931678" text:style-name="Index_20_Link" text:visited-style-name="Index_20_Link">3. Disclosedness of Dasein<text:tab/>4</text:a></text:p>
          <text:p text:style-name="P10"><text:a xlink:type="simple" xlink:href="#__RefHeading___Toc1127_1106931678" text:style-name="Index_20_Link" text:visited-style-name="Index_20_Link"><text:span text:style-name="T68">The</text:span></text:a><text:a xlink:type="simple" xlink:href="#__RefHeading___Toc1127_1106931678" text:style-name="Index_20_Link" text:visited-style-name="Index_20_Link"><text:span text:style-name="T2"> </text:span></text:a><text:a xlink:type="simple" xlink:href="#__RefHeading___Toc1127_1106931678" text:style-name="Index_20_Link" text:visited-style-name="Index_20_Link"><text:span text:style-name="T2">Inborn </text:span></text:a><text:a xlink:type="simple" xlink:href="#__RefHeading___Toc1127_1106931678" text:style-name="Index_20_Link" text:visited-style-name="Index_20_Link"><text:span text:style-name="T2">C</text:span></text:a><text:a xlink:type="simple" xlink:href="#__RefHeading___Toc1127_1106931678" text:style-name="Index_20_Link" text:visited-style-name="Index_20_Link"><text:span text:style-name="T2">apacity</text:span></text:a><text:a xlink:type="simple" xlink:href="#__RefHeading___Toc1127_1106931678" text:style-name="Index_20_Link" text:visited-style-name="Index_20_Link"> is the origin of a notion<text:tab/>4</text:a></text:p>
          <text:p text:style-name="P9"><text:a xlink:type="simple" xlink:href="#__RefHeading___Toc1129_1106931678" text:style-name="Index_20_Link" text:visited-style-name="Index_20_Link">4. Truth and Being – In the context of Sein und Zeit<text:tab/>5</text:a></text:p>
          <text:p text:style-name="P9"><text:a xlink:type="simple" xlink:href="#__RefHeading___Toc1131_1106931678" text:style-name="Index_20_Link" text:visited-style-name="Index_20_Link">5. Discussion: Neither Truth nor Being can be ‘proven’<text:tab/>6</text:a></text:p>
          <text:p text:style-name="P9"><text:a xlink:type="simple" xlink:href="#__RefHeading___Toc1133_1106931678" text:style-name="Index_20_Link" text:visited-style-name="Index_20_Link">References<text:tab/>7</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When considering Heidegger's understanding of truth, it is easiest to begin from what understanding of truth we already have, that is, to begin from the modern traditional conception of truth. These ideas lie historically closer to us and foremost in our minds, and we can from the<text:span text:style-name="T73">m</text:span> work incrementally towards Heidegger's conception. Heidegger himself took this approach in his Sein und Zeit, in hopes of showing-not-telling, of demonstrating, that the traditional modern conception of truth in fact depends on and derives from a more primordial notion. To work backwards from the modern conception of truth to the most primordial is not the logical order of things. But it is the most pedagogical order, because what Heidegger considers the most primordial notion of truth actually lies furthest from our conscious knowledge. The foremost notion of truth in our modern minds, in the current Zeitgeist, is, according to Heidegger, unfortunately the most <text:span text:style-name="T1">derivative</text:span> notion of truth. We are talking about the Correspondence theory <text:span text:style-name="T73">of Truth. </text:span></text:p>
      <text:h text:style-name="P1" text:outline-level="2"><text:bookmark-start text:name="__RefHeading___Toc1121_1106931678"/><text:span text:style-name="T122">1. The t</text:span>raditional <text:span text:style-name="T11">conception of </text:span><text:span text:style-name="T72">T</text:span><text:span text:style-name="T11">ruth</text:span><text:bookmark-end text:name="__RefHeading___Toc1121_1106931678"/></text:h>
      <text:p text:style-name="P6">The Western philosophical tradition <text:span text:style-name="T1">after</text:span> the Ancient Greeks tended to understand and define Truth, either explicitly or implicitly, as in accordance with two axioms: First, the locus of truth is propositional content. That is, truth is a kind of 'property' which applies to, can be possessed by, can be predicated of: <text:span text:style-name="T73">assertions,</text:span> judgments, statements, <text:span text:style-name="T73">propositions, </text:span>any kind of 'ideal content'. And truth <text:span text:style-name="T1">only</text:span> applies to <text:span text:style-name="T73">ideal contents</text:span> and no other kinds of entities. Now, what <text:span text:style-name="T1">is</text:span> this property of truth? What does it mean for a judgment to possess the property of truth? According to the traditional conception, the essence of truth, truth as a 'property', consisted in 'agreement' between a<text:span text:style-name="T73">n</text:span> <text:span text:style-name="T73">ideal content </text:span>and the object, which the <text:span text:style-name="T73">content</text:span> is about. Here, Heidegger points out that the nature of this agreement always remained unsatisfactorily specified by these traditional philosophers. He asks: What <text:span text:style-name="T1">is</text:span> 'agreement' exactly? It is obviously a kind of <text:span text:style-name="T1">relation</text:span> between the terms of the agreement. But what is the <text:span text:style-name="T1">nature</text:span> of this <text:span text:style-name="T1">relation</text:span> between Ideal content and Real object? Many traditional positions understood 'agreement' as equality. But Heidegger objects that equality is impossible between entities of different <text:span text:style-name="T1">natures</text:span>, of different ontological species. <text:span text:style-name="T110">Ideal contents and Real things are not of the same species. </text:span>But the problem is broader than equality. In general relations between Ideal content<text:span text:style-name="T73">s</text:span> and Real <text:span text:style-name="T73">thing </text:span>are problematic. Is the relation itself ideal or real, when its terms are one of each? <text:span text:style-name="T81">"</text:span><text:span text:style-name="T75">How are we to take ontologically the relation between an ideal entity and something that is Real and present-at-hand?" (</text:span><text:span text:style-name="T76">259</text:span><text:span text:style-name="T75">) </text:span></text:p>
      <text:p text:style-name="P5"/>
      <text:p text:style-name="P30">Heidegger diagnoses that th<text:span text:style-name="T78">e </text:span><text:span text:style-name="T79">conundrum </text:span><text:span text:style-name="T78">stems </text:span>from the very <text:span text:style-name="T1">presupposing</text:span> that the <text:span text:style-name="T77">relation’s terms </text:span>are respectively <text:span text:style-name="T1">ideal</text:span> and <text:span text:style-name="T1">real</text:span> entities. That is, <text:span text:style-name="T77">the traditional conception </text:span>presuppose<text:span text:style-name="T77">s</text:span> <text:span text:style-name="T77">an </text:span>ontological separation between the <text:span text:style-name="T77">I</text:span>deal and the Real, and <text:span text:style-name="T77">that truth is a relation between entities </text:span>separated thus. At best, such a separation is not self-evident and requires defense. At worst, Heidegger even thinks the ideal-real distinction is the <text:span text:style-name="T1">root</text:span> of the problem. The ontological divide is <text:span text:style-name="T1">artificial, not actual</text:span> (thereby misleading the rest of the inquiry, <text:span text:style-name="T77">which now </text:span>depend<text:span text:style-name="T77">s</text:span> on a mistak<text:span text:style-name="T81">en presupposition). "Does not the actuality of knowing and judging get broken asunder into two ways of Being</text:span><text:span text:style-name="T135">—</text:span><text:span text:style-name="T81"> <text:s/>two 'levels' which can never be pieced together in such a manner as to reach the kind of Being that belongs to knowing?" </text:span><text:span text:style-name="T75">(</text:span><text:span text:style-name="T76">259</text:span><text:span text:style-name="T75">) </text:span><text:span text:style-name="T81"><text:s/>I</text:span>ndeed, there may be <text:span text:style-name="T1">conceptual</text:span> divides stemming from Dasein interpreting the phenomenon of truth at many different levels of analysis. For example, there is a conceptual difference between the <text:soft-page-break/><text:span text:style-name="T1">ideal content</text:span> of the judgment and the <text:span text:style-name="T1">act</text:span> of judgment.<text:span text:style-name="T81"> </text:span><text:span text:style-name="T86">The first is an abstraction,</text:span><text:span text:style-name="T86"><text:note text:id="ftn1" text:note-class="footnote"><text:note-citation>1</text:note-citation><text:note-body><text:p text:style-name="P11">Ideal contents, propositions, are ways of expressing <text:span text:style-name="T81">phenomena. See </text:span><text:span text:style-name="T83">the last paragraph of the second section.</text:span></text:p></text:note-body></text:note></text:span><text:span text:style-name="T86"> the latter a phenomenon,</text:span><text:span text:style-name="T81"> 'a Real psychical process'. </text:span><text:span text:style-name="T75">(</text:span><text:span text:style-name="T76">259</text:span><text:span text:style-name="T75">) </text:span><text:span text:style-name="T81">But </text:span><text:span text:style-name="T90">with regards to truth,</text:span><text:span text:style-name="T81"> the traditional conception takes this conceptual distinction </text:span><text:span text:style-name="T90">between content and act</text:span><text:span text:style-name="T81"> to be an ontological distinction. </text:span><text:span text:style-name="T91">It th</text:span><text:span text:style-name="T110">en r</text:span>estricts truth to the <text:span text:style-name="T1">ideal contents</text:span> of the judgment, as its locus. This removes the relevance of the human act of judgment <text:span text:style-name="T78">from truth</text:span>, making the <text:span text:style-name="T78">traditional </text:span>notion of truth completely independent of the process by which we acquire truth. This splitting of the whole phenomenon of truth into parts, and relocation of truth to the one part, chosen without defense and hence arbitrarily, is hardly plausible. <text:span text:style-name="T79">Heidegger's implicit reasoning is that u</text:span>ntil sufficient argument is given for otherwise, the whole phenomenon of truth remains without <text:span text:style-name="T1">ontological</text:span> divide. <text:span text:style-name="T79">Any philosophizing on truth must remain true to this fact of truth’s phenomenal wholeness. Theories which deviate from the actual wholeness of the truth phenomenon will forget the primordial essence of Truth, and consequently have difficulties accounting for what precisely the ‘property’ of truth is. </text:span><text:span text:style-name="T78">This is Heidegger’s analysis </text:span><text:span text:style-name="T79">of </text:span><text:span text:style-name="T78">why modern traditional conceptions of Truth have had trouble specifying the nature of their proposed ‘agreement’ relation. </text:span></text:p>
      <text:h text:style-name="P3" text:outline-level="2"><text:bookmark-start text:name="__RefHeading___Toc1123_1106931678"/><text:span text:style-name="T92">2. </text:span><text:span text:style-name="T82">Phenomenon of Truth</text:span><text:bookmark-end text:name="__RefHeading___Toc1123_1106931678"/></text:h>
      <text:p text:style-name="P15">Heidegger suggests that the clue to the essence of truth lies <text:span text:style-name="T1">precisely</text:span> in human <text:span text:style-name="T1">action</text:span>, not apart from it, <text:span text:style-name="T80">as the modern traditional conception would have it</text:span>. This clue can be found in studying the phenomenology of our procedure for <text:span text:style-name="T1">verifying</text:span> whether certain assertions, propositions, are true. He uses the example of someone with their back to <text:span text:style-name="T80">a painting, which hangs on the</text:span> wal<text:span text:style-name="T80">l behind them. </text:span>The person makes the assertion that 'The painting hangs crooked'. How would we, if we were that person, verify whether such an assertion, such ideal content, is true? We would<text:span text:style-name="T68"> turn around, and look</text:span> at the painting, to see whether it was crooked. <text:span text:style-name="T13">The fact that we turn </text:span><text:span text:style-name="T14">directly</text:span><text:span text:style-name="T13"> to</text:span><text:span text:style-name="T37">wards</text:span><text:span text:style-name="T13"> the painting itself in order to verify the assertion, i.e. the </text:span><text:span text:style-name="T14">object of verification</text:span><text:span text:style-name="T13"> is the painting, suggests that assertions (ideal contents) in general are directed towards the Real objects themselves (and not towards, say, 'ideal' mental representations of such objects)</text:span><text:span text:style-name="T38">. "Asserting is a way of Being towards the Thing itself that is." </text:span><text:span text:style-name="T56">(</text:span><text:span text:style-name="T57">260</text:span><text:span text:style-name="T56">) </text:span><text:span text:style-name="T13">Assertions </text:span><text:span text:style-name="T14">are towards</text:span><text:span text:style-name="T13"> the Real things which they are </text:span><text:span text:style-name="T14">about</text:span><text:span text:style-name="T13">, directly and without intermediaries. </text:span><text:span text:style-name="T47">Vi</text:span><text:span text:style-name="T35">a this Being-towards, the relation between assertion and Real object is </text:span><text:span text:style-name="T47">thus </text:span><text:span text:style-name="T35">maintained. </text:span><text:span text:style-name="T37">So the modern traditional</text:span><text:span text:style-name="T47">s</text:span><text:span text:style-name="T37"> at least got this right, that the terms in the relation of truth are Ideal content on the one hand, and Real entity on the other.</text:span><text:span text:style-name="T35"> </text:span></text:p>
      <text:p text:style-name="P23"/>
      <text:p text:style-name="P13"><text:span text:style-name="T35">But the relation itself is not one of equality, as the traditional conception maintained. </text:span><text:span text:style-name="T50">The example shows us that t</text:span><text:span text:style-name="T46">he </text:span><text:span text:style-name="T1">mechanism of verification </text:span>is the <text:span text:style-name="T2">perceiving</text:span> of the fact. <text:span text:style-name="T104">W</text:span>hat we consider an adequate demonstration of <text:span text:style-name="T104">an assertion being-true </text:span>consists precisely in the <text:span text:style-name="T1">act of uncovering. </text:span><text:span text:style-name="T69">The property of truth in an assertion is a phenomenon! </text:span><text:span text:style-name="T70">Being a phenomenal property, truth cannot be </text:span><text:span text:style-name="T23">a logical </text:span><text:span text:style-name="T24">metaphysical </text:span><text:span text:style-name="T23">relation such as equality, </text:span><text:span text:style-name="T24">but must be a phenomenal relation</text:span><text:span text:style-name="T20">. </text:span><text:span text:style-name="T26">Let us specify this </text:span><text:span text:style-name="T48">phenomen</text:span><text:span text:style-name="T50">al relation</text:span><text:span text:style-name="T48"> in more detail. An assertion is Being-towards a Real entity, directly and without intermediary. If the assertion is true, this Being-towards uncovers the entity, reveals the entity as it is.</text:span><text:span text:style-name="T48"><text:note text:id="ftn2" text:note-class="footnote"><text:note-citation>2</text:note-citation><text:note-body><text:p text:style-name="Footnote"><text:span text:style-name="T40">Note </text:span><text:span text:style-name="T38">that regardless of whether the assertion is true or false, the assertion is still Being-towards the </text:span><text:span text:style-name="T18">same</text:span><text:span text:style-name="T38"> Real object. The false assertion just doesn't reveal that same object </text:span><text:span text:style-name="T18">as it truly is</text:span><text:span text:style-name="T38">. But the falsity doesn't somehow force the creation of a new a physical object, to which the false content must now Be towards. Here </text:span><text:span text:style-name="T39">is a </text:span><text:span text:style-name="T38">way of visualizing this point, and the idea of 'Being-towards': A camera is pointed at (Being-towards) the object of which takes pictures (makes assertions) of. A bad camera would take a 'warped' picture (false assertion) of that </text:span><text:span text:style-name="T18">same</text:span><text:span text:style-name="T38"> object. The object taken a picture of doesn't change, just because the camera is bad. </text:span></text:p></text:note-body></text:note></text:span><text:span text:style-name="T48"> </text:span><text:soft-page-break/><text:span text:style-name="T48">The phenomenon of truth can thus be defined as a Being-towards which is uncovering, a Being-uncovering. </text:span><text:span text:style-name="T34">N</text:span><text:span text:style-name="T13">ote that this phenomenon of uncovering manifests itself in two mutually implying</text:span><text:span text:style-name="T34"> ways</text:span><text:span text:style-name="T13">: The act of </text:span><text:span text:style-name="T14">uncovering</text:span><text:span text:style-name="T13"> on the part of the </text:span><text:span text:style-name="T51">knower (e.g. an assertion or Dasein)</text:span><text:span text:style-name="T13">, and </text:span><text:span text:style-name="T34">the state of </text:span><text:span text:style-name="T16">uncoveredness</text:span><text:span text:style-name="T13"> o</text:span><text:span text:style-name="T34">n the part of the </text:span><text:span text:style-name="T13">entit</text:span><text:span text:style-name="T48">y</text:span><text:span text:style-name="T13">.</text:span><text:span text:style-name="T13"><text:note text:id="ftn3" text:note-class="footnote"><text:note-citation>3</text:note-citation><text:note-body><text:p text:style-name="Footnote"><text:span text:style-name="T13">This </text:span><text:span text:style-name="T48">dual manifestation </text:span><text:span text:style-name="T13">can be illustrated with an example of Google searching: A description (assertion) is typed into Google, in order to find (uncover) a story (the entity which the assertion is Being-towards). Many descriptions (false assertions) fail to find the story. But then finally a description succeeds in yielding, as search result, the story aimed at. In this phenomenon of </text:span><text:span text:style-name="T32">a </text:span><text:span text:style-name="T13">successful search attempt, there are </text:span><text:span text:style-name="T60">two</text:span><text:span text:style-name="T13"> simultaneous, mutually implying phenomena: That of the search description (true assertion) uncovering the story, and that of the story revealing itself. </text:span><text:span text:style-name="T33">To summarize, t</text:span><text:span text:style-name="T32">he </text:span><text:span text:style-name="T13">phenomen</text:span><text:span text:style-name="T32">on of trut</text:span><text:span text:style-name="T33">h is dual: it consists both of the act of </text:span><text:span text:style-name="T31">uncovering </text:span><text:span text:style-name="T33">entities </text:span><text:span text:style-name="T31">and </text:span><text:span text:style-name="T33">the </text:span><text:span text:style-name="T31">uncoveredness </text:span><text:span text:style-name="T33">of the entities themselves. </text:span></text:p></text:note-body></text:note></text:span><text:span text:style-name="T35"> </text:span><text:span text:style-name="T36">Th</text:span><text:span text:style-name="T48">is</text:span><text:span text:style-name="T36"> dual manifestation of the phenomenon of truth, as uncovering and uncoveredness, </text:span><text:span text:style-name="T48">suggests that truth, rather than being a relation of ‘</text:span><text:span text:style-name="T50">agreement’ whatever that means</text:span><text:span text:style-name="T48">, </text:span><text:span text:style-name="T35">is a relation of actor-recipient interaction, </text:span><text:span text:style-name="T36">or</text:span><text:span text:style-name="T49"> a</text:span><text:span text:style-name="T36"> </text:span><text:span text:style-name="T35">perpetrator-victim relation. </text:span><text:span text:style-name="T36">A p</text:span><text:span text:style-name="T35">erpetrator and </text:span><text:span text:style-name="T36">a </text:span><text:span text:style-name="T35">victim are two terms related not by equality, but by an </text:span><text:span text:style-name="T36">act, executed by t</text:span><text:span text:style-name="T35">he perpetrator </text:span><text:span text:style-name="T36">upon the</text:span><text:span text:style-name="T35"> victim. In the same way, the </text:span><text:span text:style-name="T15">true</text:span><text:span text:style-name="T35"> assertion does something to the Real object, towards which the assertion is: namely, the assertion 'uncovers' the Real object. </text:span><text:span text:style-name="T58">“The Being-true (truth) of the assertion must be understood as Being-uncovering*. Thus truth has by no means the structure of an agreement between knowing and the object in the sense of a likening of one entity (the subject) to another (the Object).” </text:span><text:span text:style-name="T57">(261)</text:span></text:p>
      <text:p text:style-name="P24"/>
      <text:p text:style-name="P17"><text:span text:style-name="T26">To conclude this section: P</text:span><text:span text:style-name="T25">ropositional</text:span><text:span text:style-name="T22"> truth </text:span><text:span text:style-name="T25">is grounded in </text:span><text:span text:style-name="T26">the dual phenomenon of uncovering and uncoveredness</text:span><text:span text:style-name="T27">.</text:span><text:span text:style-name="T25"> </text:span><text:span text:style-name="T26">The phenomenon of truth is thus a more primordial notion of truth than propositional truth. This is not surprising. </text:span><text:span text:style-name="T22">Propositions</text:span><text:span text:style-name="T25"> are merely a way of expressing Dasein's actual engaged having-to-do-with entities </text:span><text:span text:style-name="T22">(phenomena).</text:span><text:span text:style-name="T25"> These non-propositional phenomena are 'translated' into proposition</text:span><text:span text:style-name="T20">s, which p</text:span><text:span text:style-name="T21">redicate something of the phenomen</text:span><text:span text:style-name="T20">a</text:span><text:span text:style-name="T21"> or entit</text:span><text:span text:style-name="T20">ies. N</text:span><text:span text:style-name="T25">aturally, the ver</text:span><text:span text:style-name="T20">acity </text:span><text:span text:style-name="T25">of propositions would </text:span><text:span text:style-name="T20">depend on the 'pre-predicative' phenomena, which were the‘original material’ for the translation. </text:span><text:span text:style-name="T21">In Heidegger's words, “</text:span><text:span text:style-name="T25">The truth of statements as predicative uncovering is only possible as a modification of the pre-predicative uncovering of entities within-the-world. “ </text:span><text:span text:style-name="T21">(</text:span><text:span text:style-name="T28">Gorner 2007, </text:span><text:span text:style-name="T29">101</text:span><text:span text:style-name="T21">) T</text:span><text:span text:style-name="T26">his is something the traditional conception of truth as agreement forgot to take into account, </text:span><text:span text:style-name="T30">o</text:span><text:span text:style-name="T27">r </text:span><text:span text:style-name="T30">more likely </text:span><text:span text:style-name="T26">they forgot the primordial sources of truth altogether.</text:span></text:p>
      <text:h text:style-name="P2" text:outline-level="2"><text:bookmark-start text:name="__RefHeading___Toc1125_1106931678"/><text:span text:style-name="T62">3. </text:span><text:span text:style-name="T59">Disclosedness</text:span><text:span text:style-name="T12"> of Dasein</text:span><text:bookmark-end text:name="__RefHeading___Toc1125_1106931678"/></text:h>
      <text:p text:style-name="P16"><text:span text:style-name="T105">The phenomenon of truth is more primordial than propositional truth. But phenomenal truth itself depends on certain conditions for its possibility. The phenomenon of truth consists </text:span><text:span text:style-name="T124">in </text:span><text:span text:style-name="T105">an act of uncovering and the state of uncoveredness of an entity. The act of uncovering requires, depends on, a </text:span><text:span text:style-name="T74">capacity to uncover </text:span><text:span text:style-name="T105">on the part of the agent. The state of uncoveredness requires, depends on, accessibility on the part of the entities. But then, the phenomenon of truth must be a secondary notion of truth, derivative of the conditions for its possibility. Such conditions for the </text:span><text:span text:style-name="T9">existential-ontological possibility</text:span><text:span text:style-name="T105"> of the phenomenon of truth must be true in an even more primordial sense, Heidegger reasons. They must together form the </text:span><text:span text:style-name="T9">most</text:span><text:span text:style-name="T105"> primordial notion of truth. </text:span>So Heidegger applies transcendental analysis to the phenomenon of truth, to find the most primordial notion of truth. </text:p>
      <text:p text:style-name="P16"/>
      <text:p text:style-name="P16"><text:soft-page-break/>The first requirement for the phenomenon of truth, as a relation between knower and entity, is the possibility of interaction between the agent who uncovers and the entity uncovered. This possibility of interaction, Heidegger states, is ensured by Dasein Being-in-the-world. This is Dasein's basic mode of Being, where Dasein is interconnected with entities, has access to them, can interact with them, even needs other entities in order to define itself. In this context, the World is an interdependent web of meaningful relations. Such a World ensures that entities are accessible and <text:span text:style-name="T109">can be revealed</text:span> as they are (i.e. their uncoveredness is possible). <text:span text:style-name="T105">However, it is not enough that the entities are accessible to Dasein through the disclosedness (Ersc</text:span><text:span text:style-name="T88">hlossenheit) of World. Dasein, as an uncovering agent, must possess the </text:span><text:span text:style-name="T6">capacity</text:span><text:span text:style-name="T88"> to uncover entities. Disclosedness is the name Heidegger gives to the whole aggregate of </text:span><text:span text:style-name="T84">faculties </text:span><text:span text:style-name="T88">which enable Dasein to uncover. </text:span><text:span text:style-name="T84">Disclosedness is constituted by state-of-mind, understanding and discourse, and enables </text:span><text:span text:style-name="T88">Dasein to uncover </text:span><text:span text:style-name="T84">and engage with,</text:span><text:span text:style-name="T88"> respectively: the world </text:span><text:span text:style-name="T84">(this is Erscholssenheit), </text:span><text:span text:style-name="T88">the Self (Dasein's own being), and other entities with which Dasein engages. </text:span><text:span text:style-name="T85">Disclo</text:span><text:span text:style-name="T106">sedness is </text:span><text:span text:style-name="T109">a </text:span><text:span text:style-name="T105">mode of Being that enables </text:span><text:span text:style-name="T109">Dasein to </text:span><text:span text:style-name="T105">uncove</text:span><text:span text:style-name="T109">r, </text:span><text:span text:style-name="T105">and is thus the most primordial </text:span><text:span text:style-name="T107">notion </text:span><text:span text:style-name="T105">of Truth.</text:span></text:p>
      <text:h text:style-name="P8" text:outline-level="3"><text:bookmark-start text:name="__RefHeading___Toc1127_1106931678"/><text:span text:style-name="T71">The</text:span><text:span text:style-name="T4"> </text:span><text:span text:style-name="T5">Inborn </text:span><text:span text:style-name="T3">C</text:span><text:span text:style-name="T8">apacity</text:span><text:span text:style-name="T88"> </text:span><text:span text:style-name="T81">is </text:span><text:span text:style-name="T98">the origin of a notion</text:span><text:bookmark-end text:name="__RefHeading___Toc1127_1106931678"/></text:h>
      <text:p text:style-name="P14">It is important to <text:span text:style-name="T108">understand </text:span>that Disclosedness isn't the most primordial notion of truth merely because of its logical anteriority (being a presupposition to the phenomenal <text:span text:style-name="T1">act</text:span> of uncovering). The capacity to uncover is most primordial in an <text:span text:style-name="T1">evolutionary </text:span><text:span text:style-name="T10">chronological</text:span><text:span text:style-name="T1"> sense</text:span>: it is the <text:span text:style-name="T1">original source of the very notion</text:span> of truth, that which <text:span text:style-name="T1">gave birth</text:span> to the notion of truth <text:span text:style-name="T108">in Dasein.</text:span> <text:span text:style-name="T125">T</text:span>he capacity <text:span text:style-name="T125">gives</text:span> birth to the concept and not the other way around. The capacity to uncover (the capacity for truth) g<text:span text:style-name="T108">ave</text:span> birth to the notion of truth, and not the other way around. The reasoning for this claim can be explained by the analogy of color-vision. Color-vision is the primordial source for the concept of color. If Dasein did not possess color-vision as an inborn capacity, it would not have come up with the concept of color. Concepts aren't created out of nothing. The capacity came first, then the notion of color derived from it. The inborn capacity is the most primordial source of the concept. Applying this analogy to truth: The capacity to uncover is the primordial source of the concept 'unhiddenness' i.e. truth. Without the capacity to uncover, we wouldn't have the concept truth. The proponents of the Correspondence theory claim that truth is a property possessed by propositions, i.e. that the 'location' of truth is in ideal contents. So truth exists independently of Dasein, has existed before Dasein and will exist after Dasein. But this is analogous to saying that color is a property possessed by objects themselves, i.e the location of color is in objects. This is false. There are light waves, and there are chemical compositions of objects that make them absorb and reflect certain light wave frequencies. Different light wave frequencies are registered by <text:span text:style-name="T1">humans</text:span> as different colors, but they may be perceived completely differently or not at all by other creatures with other capacities. Color is a distinctly human concept, pertaining only to humans. There is no color without Dasein's color-vision. Color did not exist before humans, and will not exist after. <text:span text:style-name="T116">C</text:span>olor is strictly in the eye of the beholder! Without beholder or eye, there is no color. In the same way, truth is strictly in the Disclosedness of Dasein. Without Dasein or Disclosedness, i.e. the capacity to uncover, there is no truth. We have moved so far in our development that we forgot the primordial original of our concept of 'truth'. This is understandable. The origin of truth is more easily forgotten than color, because 'uncovering' applies to all sorts of entities, <text:span text:style-name="T126">with a great </text:span><text:soft-page-break/><text:span text:style-name="T126">diversity of</text:span> 'hows' of uncovering <text:span text:style-name="T126">which </text:span>muddl<text:span text:style-name="T126">e</text:span> their <text:span text:style-name="T68">common single origin</text:span>: that of <text:span text:style-name="T1">perceptual</text:span> uncoveri<text:span text:style-name="T81">ng.</text:span><text:span text:style-name="T81"><text:note text:id="ftn4" text:note-class="footnote"><text:note-citation>4</text:note-citation><text:note-body><text:p text:style-name="Footnote"><text:s/>“Parmenides was the first to discover the Being of entities, and he 'iden<text:span text:style-name="T112">ti</text:span>fied' Being with the perceptive understand<text:span text:style-name="T112">in</text:span>g <text:s/>of Being” <text:span text:style-name="T112">(256)</text:span></text:p></text:note-body></text:note></text:span></text:p>
      <text:p text:style-name="P27"/>
      <text:p text:style-name="P30"><text:span text:style-name="T117">To summarize: </text:span>The most primordial truth is Disclosedness, <text:span text:style-name="T108">a </text:span><text:span text:style-name="T110">mode of Being </text:span><text:span text:style-name="T127">of Dasein,</text:span><text:span text:style-name="T110"> a</text:span> <text:span text:style-name="T1">capacity</text:span> belonging to uncover entities. Disclosedness <text:span text:style-name="T118">is an existential: it</text:span> belongs to Dasein <text:span text:style-name="T1">essentially</text:span>, i.e. it belongs to the basic constitution of Dasein. <text:span text:style-name="T118">It</text:span> follows that truth is relative to Dasein. Entities can exist independently of Dasein, but their uncovering, their truth, is relative to Dasein. <text:span text:style-name="T110">F</text:span>or an entity to be uncovered, to show itself, requires someone for it to show itself <text:span text:style-name="T1">to</text:span>, and that someone is Dasein. That truth is relative to Dasein does not mean, however, that truth <text:span text:style-name="T128">is relative to </text:span>each person's subjective opinion. The truth is fixed by the entitie<text:span text:style-name="T110">s and </text:span>how they actually are. Entities are the way they are, and when uncovered, show themselves <text:span text:style-name="T1">as they are</text:span>. Dasein cannot choose to uncover whatever it wants. Truth is not t<text:span text:style-name="T81">he "least impaired by the fact that it is ontically possible only in the 'subject' and that it stands and falls with the Being of that 'subject'" (</text:span><text:span text:style-name="T87">270</text:span><text:span text:style-name="T81">) </text:span><text:span text:style-name="T54">Nor does </text:span><text:span text:style-name="T52">Truth being a capacity of </text:span><text:span text:style-name="T54">Dasein </text:span><text:span text:style-name="T52">mean that Dasein</text:span><text:span text:style-name="T54"> is always right. Truth, as a mode of Being, can either be activated or not. </text:span><text:span text:style-name="T53">In the face of entities, Dasein can either uncover them or leave them hidden, depending on whether it activates its capacity </text:span><text:span text:style-name="T63">or not</text:span><text:span text:style-name="T53">. </text:span><text:span text:style-name="T61">Heidegger also attributes this view to Aristotle: “[According to Aristotle,] </text:span><text:span text:style-name="T53">the </text:span><text:span text:style-name="T61">logos </text:span><text:span text:style-name="T53">is that way of Being in which Dasein can either uncover or cover up. This </text:span><text:span text:style-name="T17">double possibilit</text:span><text:span text:style-name="T53">y is what is distinctive in the Being-true of the </text:span><text:span text:style-name="T61">logos</text:span><text:span text:style-name="T53">: th</text:span><text:span text:style-name="T61">e logos</text:span><text:span text:style-name="T53"> is that way of comporting oneself which can also cover things up.</text:span><text:span text:style-name="T44">” </text:span><text:span text:style-name="T45">(268)</text:span><text:span text:style-name="T44"> Th</text:span><text:span text:style-name="T53">is is why Heidegger says Dasein is both </text:span><text:span text:style-name="T64">in </text:span><text:span text:style-name="T53">truth and untruth. Dasein even tends more towards untruth it its everyday life, through what Heidegger calls ‘falling’</text:span><text:span text:style-name="T136">—</text:span><text:span text:style-name="T65"> </text:span><text:span text:style-name="T53">falling into the patterns set by society, to live unthinkingly and without reflection…</text:span></text:p>
      <text:h text:style-name="Heading_20_2" text:outline-level="2"><text:bookmark-start text:name="__RefHeading___Toc1129_1106931678"/>4. Truth and Being – In the <text:span text:style-name="T122">c</text:span>ontext of <text:span text:style-name="T122">Sein und Zeit</text:span><text:bookmark-end text:name="__RefHeading___Toc1129_1106931678"/></text:h>
      <text:p text:style-name="P30"><text:span text:style-name="T55">How does Heidegger's understanding of Disclosedness as the most primordial truth fit into the context of </text:span><text:span text:style-name="T66">his</text:span><text:span text:style-name="T55"> entire book? The big question that ‘Sein und Zeit’ tries to answer is: What is Being, that is, what is the meaning of entities? The </text:span><text:span text:style-name="T19">meaning</text:span><text:span text:style-name="T55"> of something is an interpretation of it, an assessment of its value, of why or how it matters. The meaning or value of something is always relative to an interpreter, and this interpreter is Dasein. Being i.e. the meaning of entities is relative to Dasein. There is no Being without Dasein. Furthermore, for Heidegger, there are no facts without interpretation for Dasein. Dasein's experiences are inevitably imbued with meaning. There is no such thing as a fact without assigned value</text:span><text:span text:style-name="T134">—</text:span> <text:span text:style-name="T55"><text:s/>every thing matters in one way or another, more or less. Dasein's fundamentally interpretive experience is made manifest in its Care. Care, or concern, is Dasein's inclination, desire, to interact and engage with entities and understand the world. Care opens up Dasein, makes it receptive and responsive to things, care about th</text:span><text:span text:style-name="T67">em and evaluate them</text:span><text:span text:style-name="T55">. As soon as Dasein </text:span><text:span text:style-name="T67">is</text:span><text:span text:style-name="T55">, it cares. Dasein cannot help but care about things; things matter to Dasein.</text:span></text:p>
      <text:p text:style-name="P12"/>
      <text:p text:style-name="P18">But caring about something requires that you have access to it. You cannot care about something you don't have access to, something you don't even know exists, or something that you cannot engage with whatsoever. This is where Dasein's Disclosedness comes in. Disclosedness enables Dasein to access and engage with the entities which it Cares about. But Dasein tends <text:span text:style-name="T131">to </text:span>forget about this prerequisite <text:soft-page-break/>capacity. It is ahead of itself, and jumps straight to the Caring, to the <text:span text:style-name="T1">meaning </text:span>of entities i.e. Being. This is why Disclosedness tends to remain hidden in Care. In line <text:span text:style-name="T132">with </text:span>Disclosedness being a precondition for the possibility of Caring, Heidegger states that Disclosedness is Dasein's primary characteristic. <text:span text:style-name="T81">It "is that basic character of Dasein according to which it is its ‘there’.</text:span><text:note text:id="ftn5" text:note-class="footnote"><text:note-citation>5</text:note-citation><text:note-body><text:p text:style-name="Footnote"><text:span text:style-name="T81"><text:s/>Da-</text:span>Sein <text:span text:style-name="T113">is literally translated </text:span><text:span text:style-name="T115">as</text:span><text:span text:style-name="T113"> </text:span>Being-There.</text:p></text:note-body></text:note>” <text:span text:style-name="T81">(</text:span><text:span text:style-name="T87">263</text:span><text:span text:style-name="T81">)</text:span> To be ‘<text:span text:style-name="T114">t</text:span>here’ is to be present, to be open to experience, to not be static, but rather, to be dynamic and responsive, to the world, to other entities, to life. All such ways of being are enabled by state-of-mind, understanding, and discourse i.e. Disclosedness. <text:span text:style-name="T41">"</text:span><text:span text:style-name="T42">[O]</text:span><text:span text:style-name="T41">nly because Dasein is as constituted by disclosedness (that is, by under</text:span><text:span text:style-name="T43">s</text:span><text:span text:style-name="T41">tanding), can anything like Being be understood ; only so is it possible to understand Being. Being (not entities) is something which 'there is' only in so far as truth is. And truth is only in so far as and as long as Dasein is." </text:span><text:span text:style-name="T42">(272)</text:span></text:p>
      <text:h text:style-name="P4" text:outline-level="2"><text:bookmark-start text:name="__RefHeading___Toc1131_1106931678"/><text:span text:style-name="T122">5.</text:span> Discussion: Neither Truth nor Being can be ‘proven’<text:bookmark-end text:name="__RefHeading___Toc1131_1106931678"/></text:h>
      <text:p text:style-name="P20"><text:span text:style-name="T121">It seems, however, like </text:span><text:span text:style-name="T119">Heidegger</text:span> hasn’t ‘proven’ an<text:span text:style-name="T120">y</text:span> of his claims. He has merely asserted that Dasein indeed possesses the capacity to uncover <text:span text:style-name="T133">i.e. </text:span>Disclosedness, and that this capacity is the <text:span text:style-name="T120">T</text:span>ruth and truth-generating. To this Heidegger replies that indeed, neither Truth nor Being can ever be ‘proved’ in the deductive sense. Heidegger nonetheless thinks <text:span text:style-name="T133">that </text:span>there is a good reason to accept the presupposition of Truth. <text:span text:style-name="T133">The reason is that </text:span>Being presupposes Truth. As soon as we <text:span text:style-name="T1">experience</text:span>, and as soon as we become conscious, <text:span text:style-name="T133">and conscious of our own thoughts,</text:span> we cannot help but presuppose that we do indeed exist, à la 'Cogito ergo sum'. <text:span text:style-name="T120">W</text:span>e believe that we exist, or entities exist, based on our perceptions of <text:span text:style-name="T133">our own thoughts or </text:span>them. <text:span text:style-name="T133">This presuposes</text:span> that what we perceive is what there <text:span text:style-name="T1">is</text:span><text:span text:style-name="T68">;</text:span><text:span text:style-name="T1"> </text:span>that our perceptions are trustworthy; that our perceptions uncover. In turn, this presupposes that we are capable of uncovering. So <text:span text:style-name="T120">in believing in existence, </text:span>we presuppose Truth. This is how Being depends on Truth. There is no Being without Truth. <text:span text:style-name="T97">This can also be seen in a biological perspective. </text:span><text:span text:style-name="T96">T</text:span><text:span text:style-name="T97">hink of</text:span><text:span text:style-name="T96"> Truth </text:span><text:span text:style-name="T97">as</text:span><text:span text:style-name="T96"> perception (the most primordial faculties of uncovering are perceptive). </text:span><text:span text:style-name="T97">Perception (Truth) is an</text:span><text:span text:style-name="T96"> essential characteristic of all life </text:span><text:span text:style-name="T97">(Being)</text:span><text:span text:style-name="T96">. A</text:span><text:span text:style-name="T97">ll</text:span><text:span text:style-name="T96"> life-forms can change of their own ‘power’, </text:span><text:span text:style-name="T99">in order to adapt</text:span><text:span text:style-name="T96">, and this requires at the very least some perceptive capacities to receive of inputs from and interact with the world. </text:span><text:span text:style-name="T97">This is why </text:span><text:span text:style-name="T95">B</text:span><text:span text:style-name="T96">eing and Truth ‘are’ equiprimordially. </text:span><text:span text:style-name="T42">(272) </text:span>If you assume the opposite, namely that, your perceptions are <text:span text:style-name="T1">not</text:span> trustworthy,<text:span text:style-name="T123"> </text:span>then you would <text:span text:style-name="T1">not</text:span> conclude from your perceptions that anything <text:span text:style-name="T1">is</text:span> at all. <text:span text:style-name="T123">You end up </text:span>denying both Truth and Being. Dasein, compelled to believe in its own existence, is compelled by the same to believe in Truth. In this way, Truth itself is an 'existential presupposition' (analogous to performative presupposition, but an assumption is made as soon as one exists or believes that one exists).</text:p>
      <text:p text:style-name="P28"/>
      <text:p text:style-name="P19"><text:span text:style-name="T93">P</text:span><text:span text:style-name="T94">erhaps a deductive proof </text:span><text:span text:style-name="T93">of Being </text:span><text:span text:style-name="T95">and Truth </text:span><text:span text:style-name="T94">isn’t impossible </text:span><text:span text:style-name="T81">on certain</text:span><text:span text:style-name="T93"> definition</text:span><text:span text:style-name="T81">s</text:span><text:span text:style-name="T93"> of existence. </text:span><text:span text:style-name="T94">The ancient Greeks </text:span><text:span text:style-name="T93">identified phenomena with entities i.e. existent things. (51) </text:span><text:span text:style-name="T95">O</text:span><text:span text:style-name="T93">n this </text:span><text:span text:style-name="T94">definition, existence </text:span><text:span text:style-name="T93">is </text:span><text:span text:style-name="T94">nothing more than the</text:span><text:span text:style-name="T99"> </text:span><text:span text:style-name="T93">perception. </text:span><text:span text:style-name="T81">It seems undeniable that we (or at least </text:span><text:span text:style-name="T7">I</text:span><text:span text:style-name="T81">) </text:span><text:span text:style-name="T99">have at least some</text:span><text:span text:style-name="T81"> perceptions. But even if </text:span><text:span text:style-name="T100">such </text:span><text:span text:style-name="T81">a proof is impossible, Heidegger’s position </text:span><text:span text:style-name="T103">seems less at risk of </text:span><text:span text:style-name="T81">self-contradiction </text:span><text:span text:style-name="T103">than theories that</text:span><text:span text:style-name="T100"> seek to deny Being and Truth. </text:span><text:span text:style-name="T97">At best, i</text:span><text:span text:style-name="T81">t is an existential contradiction to deny one's existence,</text:span><text:span text:style-name="T101"> and the same is true </text:span><text:span text:style-name="T102">for</text:span><text:span text:style-name="T81"> deny</text:span><text:span text:style-name="T101">ing</text:span><text:span text:style-name="T81"> Truth. </text:span><text:span text:style-name="T97">More than this, it</text:span><text:span text:style-name="T94"> seems very plausible that anyone who denies Being and Truth </text:span><text:span text:style-name="T93">would</text:span><text:span text:style-name="T94"> performative</text:span><text:span text:style-name="T93">ly</text:span><text:span text:style-name="T94"> contradict them</text:span><text:span text:style-name="T93">s</text:span><text:span text:style-name="T94">elves. How many people can be said to truly live in accordance with total indifference, or </text:span><text:span text:style-name="T97">nihilism, or some</text:span><text:span text:style-name="T94"> other attitude </text:span><text:soft-page-break/><text:span text:style-name="T93">to be </text:span><text:span text:style-name="T94">expected in one </text:span><text:span text:style-name="T93">who truly </text:span><text:span text:style-name="T94">did not believe in existence? </text:span><text:span text:style-name="T97">Anyone who truly lived in accordance with such a belief would be adopting quite </text:span><text:span text:style-name="T89">a ‘suicidal’ </text:span><text:span text:style-name="T97">attitude, </text:span><text:span text:style-name="T103">to borrow Heidegger’s expression</text:span><text:span text:style-name="T97">. </text:span><text:span text:style-name="T81">Between alternative theories of equal uncertainty, one might as well choose the one more pleasant to act out.</text:span></text:p>
      <text:p text:style-name="P25"/>
      <text:h text:style-name="P22" text:outline-level="2"><text:bookmark-start text:name="__RefHeading___Toc1133_1106931678"/>References<text:bookmark-end text:name="__RefHeading___Toc1133_1106931678"/></text:h>
      <text:list xml:id="list3015814271" text:style-name="L1">
        <text:list-item>
          <text:p text:style-name="P29">Gorner, Paul. Heidegger’s Being and Time : an Introduction. Cambridge: Cambridge University Press, 2007. Print. </text:p>
        </text:list-item>
        <text:list-item>
          <text:p text:style-name="P29">Gorner, Paul. Twentieth Century German Philosophy. Oxford: Oxford University Press, 2000. Print. </text:p>
        </text:list-item>
        <text:list-item>
          <text:p text:style-name="P29">Heidegger, Martin. Being and Time: Transl. by John Macquarrie &amp; Edward Robinson. (Repr.). Oxford: Basil Blackwell, 1973. Print. </text:p>
        </text:list-item>
        <text:list-item>
          <text:p text:style-name="P26">Polt, Richard. Heidegger: an Introduction. London: UCL Press, 1999. Print.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12in" fo:margin-bottom="0.1in" style:contextual-spacing="false" fo:line-height="115%"/>
      <style:text-properties style:font-name="Times New Roman"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1" fo:font-family="'Times New Roman'" style:font-style-name="Bold"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1" fo:font-family="'Times New Roman'" style:font-style-name="Bold"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9T19:05:53.282000000</meta:creation-date>
    <dc:date>2023-01-10T17:46:26.377000000</dc:date>
    <meta:editing-duration>PT4H44M19S</meta:editing-duration>
    <meta:editing-cycles>99</meta:editing-cycles>
    <meta:generator>LibreOffice/7.1.8.1$Windows_X86_64 LibreOffice_project/e1f30c802c3269a1d052614453f260e49458c82c</meta:generator>
    <meta:document-statistic meta:table-count="0" meta:image-count="0" meta:object-count="0" meta:page-count="8" meta:paragraph-count="40" meta:word-count="3911" meta:character-count="24349" meta:non-whitespace-character-count="20461"/>
  </office:meta>
</office:document-meta>
</file>